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999999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1cm" svg:stroke-color="#999999" draw:marker-start="" draw:marker-start-width="0.215cm" draw:marker-start-center="false" draw:marker-end="" draw:marker-end-width="0.215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vertical-align="bottom" draw:auto-grow-height="false" draw:auto-grow-width="false" fo:min-height="0.335cm" fo:min-width="0.095cm" fo:padding-top="0cm" fo:padding-bottom="-0.01cm" fo:padding-left="0cm" fo:padding-right="0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999999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1cm" svg:stroke-color="#999999" draw:marker-start="" draw:marker-start-width="0.215cm" draw:marker-start-center="false" draw:marker-end="" draw:marker-end-width="0.215cm" draw:marker-end-center="false" draw:fill="none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vertical-align="bottom" draw:auto-grow-height="false" draw:auto-grow-width="false" fo:min-height="0.335cm" fo:min-width="0.095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68a224" style:text-outline="false" style:text-line-through-style="none" style:text-line-through-type="none" style:font-name="Bitstream Vera Sans" fo:font-size="9pt" fo:font-style="normal" fo:text-shadow="none" style:text-underline-style="none" fo:font-weight="bold" style:letter-kerning="true" style:font-name-asian="Lucida Sans Unicode" style:font-size-asian="9pt" style:font-style-asian="normal" style:font-weight-asian="bold" style:font-name-complex="Tahoma" style:font-size-complex="9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000000" style:text-outline="false" style:text-line-through-style="solid" style:text-line-through-type="doubl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bold" style:font-name-complex="Tahoma" style:font-size-complex="9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004c98" style:text-outline="false" style:text-line-through-style="none" style:text-line-through-type="none" style:font-name="Bitstream Vera Sans" fo:font-size="9pt" fo:font-style="normal" fo:text-shadow="none" style:text-underline-style="none" fo:font-weight="bold" style:letter-kerning="true" style:font-name-asian="Lucida Sans Unicode" style:font-size-asian="9pt" style:font-style-asian="normal" style:font-weight-asian="bold" style:font-name-complex="Tahoma" style:font-size-complex="9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bold" style:font-name-complex="Tahoma" style:font-size-complex="9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>
        <style:tab-stops/>
      </style:paragraph-properties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68a224" style:text-outline="false" style:text-line-through-style="none" style:text-line-through-type="none" style:font-name="Bitstream Vera Sans" fo:font-size="7pt" fo:font-style="normal" fo:text-shadow="none" style:text-underline-style="none" fo:font-weight="normal" style:letter-kerning="true" style:font-name-asian="Lucida Sans Unicode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68a224" style:text-outline="false" style:text-line-through-style="none" style:text-line-through-type="none" style:font-name="Bitstream Vera Sans" fo:font-size="9pt" fo:font-style="normal" fo:text-shadow="none" style:text-underline-style="none" fo:font-weight="bold" style:letter-kerning="true" style:font-name-asian="Lucida Sans Unicode" style:font-size-asian="9pt" style:font-style-asian="normal" style:font-weight-asian="bold" style:font-name-complex="Tahoma" style:font-size-complex="9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solid" style:text-line-through-type="doubl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bold" style:font-name-complex="Tahoma" style:font-size-complex="9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4c98" style:text-outline="false" style:text-line-through-style="none" style:text-line-through-type="none" style:font-name="Bitstream Vera Sans" fo:font-size="9pt" fo:font-style="normal" fo:text-shadow="none" style:text-underline-style="none" fo:font-weight="bold" style:letter-kerning="true" style:font-name-asian="OpenSymbol" style:font-size-asian="9pt" style:font-style-asian="normal" style:font-weight-asian="bold" style:font-name-complex="OpenSymbol" style:font-size-complex="9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Bitstream Vera Sans" fo:font-size="4pt" fo:font-style="normal" fo:text-shadow="none" style:text-underline-style="none" fo:font-weight="normal" style:letter-kerning="true" style:font-name-asian="OpenSymbol" style:font-size-asian="4pt" style:font-style-asian="normal" style:font-weight-asian="normal" style:font-name-complex="OpenSymbol" style:font-size-complex="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Bitstream Vera Sans" fo:font-size="2pt" fo:font-style="normal" fo:text-shadow="none" style:text-underline-style="none" fo:font-weight="normal" style:letter-kerning="true" style:font-name-asian="OpenSymbol" style:font-size-asian="2pt" style:font-style-asian="normal" style:font-weight-asian="normal" style:font-name-complex="OpenSymbol" style:font-size-complex="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OpenSymbol" style:font-size-asian="9pt" style:font-style-asian="normal" style:font-weight-asian="normal" style:font-name-complex="OpenSymbol" style:font-size-complex="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Bitstream Vera Sans" fo:font-size="4pt" fo:font-style="normal" fo:text-shadow="none" style:text-underline-style="none" fo:font-weight="normal" style:letter-kerning="true" style:font-name-asian="Lucida Sans Unicode" style:font-size-asian="4pt" style:font-style-asian="normal" style:font-weight-asian="normal" style:font-name-complex="Tahoma" style:font-size-complex="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Bitstream Vera Sans" fo:font-size="2pt" fo:font-style="normal" fo:text-shadow="none" style:text-underline-style="none" fo:font-weight="normal" style:letter-kerning="true" style:font-name-asian="Lucida Sans Unicode" style:font-size-asian="2pt" style:font-style-asian="normal" style:font-weight-asian="normal" style:font-name-complex="Tahoma" style:font-size-complex="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bold" style:font-name-complex="Tahoma" style:font-size-complex="9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4c98" style:text-outline="false" style:text-line-through-style="none" style:text-line-through-type="none" style:font-name="Bitstream Vera Sans" fo:font-size="9pt" fo:font-style="normal" fo:text-shadow="none" style:text-underline-style="none" fo:font-weight="bold" style:letter-kerning="true" style:font-name-asian="Lucida Sans Unicode" style:font-size-asian="9pt" style:font-style-asian="normal" style:font-weight-asian="bold" style:font-name-complex="Tahoma" style:font-size-complex="9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OpenSymbol" fo:font-size="9pt" fo:font-style="normal" fo:text-shadow="none" style:text-underline-style="none" fo:font-weight="normal" style:letter-kerning="true" style:font-name-asian="OpenSymbol" style:font-size-asian="9pt" style:font-style-asian="normal" style:font-weight-asian="normal" style:font-name-complex="OpenSymbol" style:font-size-complex="9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68a224" style:text-outline="false" style:text-line-through-style="none" style:text-line-through-type="none" style:font-name="OpenSymbol" fo:font-size="7pt" fo:font-style="normal" fo:text-shadow="none" style:text-underline-style="none" fo:font-weight="normal" style:letter-kerning="true" style:font-name-asian="OpenSymbol" style:font-size-asian="7pt" style:font-style-asian="normal" style:font-weight-asian="normal" style:font-name-complex="OpenSymbol" style:font-size-complex="7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rect draw:style-name="gr1" draw:text-style-name="P1" draw:layer="layout" svg:width="0.602cm" svg:height="0.6cm" svg:x="10.158cm" svg:y="13.488cm">
                <text:p/>
              </draw:rect>
              <draw:line draw:style-name="gr2" draw:text-style-name="P2" draw:layer="layout" svg:x1="10.159cm" svg:y1="13.638cm" svg:x2="10.759cm" svg:y2="13.638cm">
                <text:p/>
              </draw:line>
              <draw:line draw:style-name="gr2" draw:text-style-name="P2" draw:layer="layout" svg:x1="10.159cm" svg:y1="13.788cm" svg:x2="10.759cm" svg:y2="13.788cm">
                <text:p/>
              </draw:line>
              <draw:line draw:style-name="gr2" draw:text-style-name="P2" draw:layer="layout" svg:x1="10.159cm" svg:y1="13.938cm" svg:x2="10.759cm" svg:y2="13.938cm">
                <text:p/>
              </draw:line>
            </draw:g>
            <draw:frame draw:style-name="gr3" draw:text-style-name="P4" draw:layer="layout" svg:width="0.602cm" svg:height="0.6cm" svg:x="10.158cm" svg:y="13.49cm">
              <draw:text-box>
                <text:p text:style-name="P3"><text:span text:style-name="T1">3</text:span></text:p>
              </draw:text-box>
            </draw:frame>
          </draw:g>
          <draw:g>
            <draw:line draw:style-name="gr2" draw:text-style-name="P2" draw:layer="layout" svg:x1="11.967cm" svg:y1="16.038cm" svg:x2="12.567cm" svg:y2="16.038cm">
              <text:p/>
            </draw:line>
            <draw:g>
              <draw:line draw:style-name="gr4" draw:text-style-name="P2" draw:layer="layout" svg:x1="11.967cm" svg:y1="15.894cm" svg:x2="11.967cm" svg:y2="16.189cm">
                <text:p/>
              </draw:line>
              <draw:line draw:style-name="gr4" draw:text-style-name="P2" draw:layer="layout" svg:x1="12.567cm" svg:y1="15.894cm" svg:x2="12.567cm" svg:y2="16.189cm">
                <text:p/>
              </draw:line>
              <draw:rect draw:style-name="gr5" draw:text-style-name="P1" draw:layer="layout" svg:width="0.602cm" svg:height="0.302cm" svg:x="11.966cm" svg:y="15.889cm">
                <text:p/>
              </draw:rect>
            </draw:g>
          </draw:g>
          <draw:g>
            <draw:g>
              <draw:rect draw:style-name="gr1" draw:text-style-name="P1" draw:layer="layout" svg:width="0.6cm" svg:height="0.6cm" svg:x="11.963cm" svg:y="14.691cm">
                <text:p/>
              </draw:rect>
              <draw:line draw:style-name="gr2" draw:text-style-name="P2" draw:layer="layout" svg:x1="11.962cm" svg:y1="14.841cm" svg:x2="12.562cm" svg:y2="14.841cm">
                <text:p/>
              </draw:line>
              <draw:line draw:style-name="gr2" draw:text-style-name="P2" draw:layer="layout" svg:x1="11.962cm" svg:y1="14.991cm" svg:x2="12.562cm" svg:y2="14.991cm">
                <text:p/>
              </draw:line>
              <draw:line draw:style-name="gr2" draw:text-style-name="P2" draw:layer="layout" svg:x1="11.962cm" svg:y1="15.141cm" svg:x2="12.562cm" svg:y2="15.141cm">
                <text:p/>
              </draw:line>
            </draw:g>
          </draw:g>
          <draw:g>
            <draw:g>
              <draw:rect draw:style-name="gr1" draw:text-style-name="P1" draw:layer="layout" svg:width="0.6cm" svg:height="0.602cm" svg:x="11.963cm" svg:y="15.291cm">
                <text:p/>
              </draw:rect>
              <draw:line draw:style-name="gr2" draw:text-style-name="P2" draw:layer="layout" svg:x1="11.962cm" svg:y1="15.441cm" svg:x2="12.562cm" svg:y2="15.441cm">
                <text:p/>
              </draw:line>
              <draw:line draw:style-name="gr2" draw:text-style-name="P2" draw:layer="layout" svg:x1="11.962cm" svg:y1="15.591cm" svg:x2="12.562cm" svg:y2="15.591cm">
                <text:p/>
              </draw:line>
              <draw:line draw:style-name="gr2" draw:text-style-name="P2" draw:layer="layout" svg:x1="11.962cm" svg:y1="15.741cm" svg:x2="12.562cm" svg:y2="15.741cm">
                <text:p/>
              </draw:line>
            </draw:g>
          </draw:g>
          <draw:g>
            <draw:g>
              <draw:rect draw:style-name="gr1" draw:text-style-name="P1" draw:layer="layout" svg:width="0.6cm" svg:height="0.6cm" svg:x="11.963cm" svg:y="14.091cm">
                <text:p/>
              </draw:rect>
              <draw:line draw:style-name="gr2" draw:text-style-name="P2" draw:layer="layout" svg:x1="11.962cm" svg:y1="14.241cm" svg:x2="12.562cm" svg:y2="14.241cm">
                <text:p/>
              </draw:line>
              <draw:line draw:style-name="gr2" draw:text-style-name="P2" draw:layer="layout" svg:x1="11.962cm" svg:y1="14.391cm" svg:x2="12.562cm" svg:y2="14.391cm">
                <text:p/>
              </draw:line>
              <draw:line draw:style-name="gr2" draw:text-style-name="P2" draw:layer="layout" svg:x1="11.962cm" svg:y1="14.541cm" svg:x2="12.562cm" svg:y2="14.541cm">
                <text:p/>
              </draw:line>
            </draw:g>
          </draw:g>
          <draw:g>
            <draw:g>
              <draw:rect draw:style-name="gr1" draw:text-style-name="P1" draw:layer="layout" svg:width="0.6cm" svg:height="0.6cm" svg:x="11.963cm" svg:y="13.491cm">
                <text:p/>
              </draw:rect>
              <draw:line draw:style-name="gr2" draw:text-style-name="P2" draw:layer="layout" svg:x1="11.962cm" svg:y1="13.641cm" svg:x2="12.562cm" svg:y2="13.641cm">
                <text:p/>
              </draw:line>
              <draw:line draw:style-name="gr2" draw:text-style-name="P2" draw:layer="layout" svg:x1="11.962cm" svg:y1="13.791cm" svg:x2="12.562cm" svg:y2="13.791cm">
                <text:p/>
              </draw:line>
              <draw:line draw:style-name="gr2" draw:text-style-name="P2" draw:layer="layout" svg:x1="11.962cm" svg:y1="13.941cm" svg:x2="12.562cm" svg:y2="13.941cm">
                <text:p/>
              </draw:line>
            </draw:g>
          </draw:g>
          <draw:g>
            <draw:line draw:style-name="gr2" draw:text-style-name="P2" draw:layer="layout" svg:x1="8.964cm" svg:y1="16.035cm" svg:x2="9.564cm" svg:y2="16.035cm">
              <text:p/>
            </draw:line>
            <draw:g>
              <draw:line draw:style-name="gr4" draw:text-style-name="P2" draw:layer="layout" svg:x1="8.964cm" svg:y1="15.891cm" svg:x2="8.964cm" svg:y2="16.186cm">
                <text:p/>
              </draw:line>
              <draw:line draw:style-name="gr4" draw:text-style-name="P2" draw:layer="layout" svg:x1="9.564cm" svg:y1="15.891cm" svg:x2="9.564cm" svg:y2="16.186cm">
                <text:p/>
              </draw:line>
              <draw:rect draw:style-name="gr5" draw:text-style-name="P1" draw:layer="layout" svg:width="0.6cm" svg:height="0.301cm" svg:x="8.964cm" svg:y="15.887cm">
                <text:p/>
              </draw:rect>
            </draw:g>
          </draw:g>
          <draw:g>
            <draw:g>
              <draw:rect draw:style-name="gr1" draw:text-style-name="P1" draw:layer="layout" svg:width="0.6cm" svg:height="0.602cm" svg:x="8.959cm" svg:y="15.287cm">
                <text:p/>
              </draw:rect>
              <draw:line draw:style-name="gr2" draw:text-style-name="P2" draw:layer="layout" svg:x1="8.959cm" svg:y1="15.438cm" svg:x2="9.559cm" svg:y2="15.438cm">
                <text:p/>
              </draw:line>
              <draw:line draw:style-name="gr2" draw:text-style-name="P2" draw:layer="layout" svg:x1="8.959cm" svg:y1="15.588cm" svg:x2="9.559cm" svg:y2="15.588cm">
                <text:p/>
              </draw:line>
              <draw:line draw:style-name="gr2" draw:text-style-name="P2" draw:layer="layout" svg:x1="8.959cm" svg:y1="15.737cm" svg:x2="9.559cm" svg:y2="15.737cm">
                <text:p/>
              </draw:line>
            </draw:g>
          </draw:g>
          <draw:g>
            <draw:g>
              <draw:rect draw:style-name="gr1" draw:text-style-name="P1" draw:layer="layout" svg:width="0.6cm" svg:height="0.6cm" svg:x="8.959cm" svg:y="14.687cm">
                <text:p/>
              </draw:rect>
              <draw:line draw:style-name="gr2" draw:text-style-name="P2" draw:layer="layout" svg:x1="8.959cm" svg:y1="14.838cm" svg:x2="9.559cm" svg:y2="14.838cm">
                <text:p/>
              </draw:line>
              <draw:line draw:style-name="gr2" draw:text-style-name="P2" draw:layer="layout" svg:x1="8.959cm" svg:y1="14.988cm" svg:x2="9.559cm" svg:y2="14.988cm">
                <text:p/>
              </draw:line>
              <draw:line draw:style-name="gr2" draw:text-style-name="P2" draw:layer="layout" svg:x1="8.959cm" svg:y1="15.138cm" svg:x2="9.559cm" svg:y2="15.138cm">
                <text:p/>
              </draw:line>
            </draw:g>
            <draw:frame draw:style-name="gr3" draw:text-style-name="P5" draw:layer="layout" svg:width="0.6cm" svg:height="0.602cm" svg:x="8.959cm" svg:y="14.689cm">
              <draw:text-box>
                <text:p text:style-name="P3"><text:span text:style-name="T2">5</text:span></text:p>
              </draw:text-box>
            </draw:frame>
          </draw:g>
          <draw:g>
            <draw:g>
              <draw:rect draw:style-name="gr1" draw:text-style-name="P1" draw:layer="layout" svg:width="0.6cm" svg:height="0.6cm" svg:x="8.959cm" svg:y="14.088cm">
                <text:p/>
              </draw:rect>
              <draw:line draw:style-name="gr2" draw:text-style-name="P2" draw:layer="layout" svg:x1="8.959cm" svg:y1="14.236cm" svg:x2="9.559cm" svg:y2="14.236cm">
                <text:p/>
              </draw:line>
              <draw:line draw:style-name="gr2" draw:text-style-name="P2" draw:layer="layout" svg:x1="8.959cm" svg:y1="14.388cm" svg:x2="9.559cm" svg:y2="14.388cm">
                <text:p/>
              </draw:line>
              <draw:line draw:style-name="gr2" draw:text-style-name="P2" draw:layer="layout" svg:x1="8.959cm" svg:y1="14.538cm" svg:x2="9.559cm" svg:y2="14.538cm">
                <text:p/>
              </draw:line>
            </draw:g>
            <draw:frame draw:style-name="gr3" draw:text-style-name="P6" draw:layer="layout" svg:width="0.6cm" svg:height="0.6cm" svg:x="8.959cm" svg:y="14.089cm">
              <draw:text-box>
                <text:p text:style-name="P3"><text:span text:style-name="T3">2</text:span></text:p>
              </draw:text-box>
            </draw:frame>
          </draw:g>
          <draw:g>
            <draw:line draw:style-name="gr2" draw:text-style-name="P2" draw:layer="layout" svg:x1="9.564cm" svg:y1="16.035cm" svg:x2="10.164cm" svg:y2="16.035cm">
              <text:p/>
            </draw:line>
            <draw:g>
              <draw:line draw:style-name="gr4" draw:text-style-name="P2" draw:layer="layout" svg:x1="9.564cm" svg:y1="15.891cm" svg:x2="9.564cm" svg:y2="16.186cm">
                <text:p/>
              </draw:line>
              <draw:line draw:style-name="gr4" draw:text-style-name="P2" draw:layer="layout" svg:x1="10.164cm" svg:y1="15.891cm" svg:x2="10.164cm" svg:y2="16.186cm">
                <text:p/>
              </draw:line>
              <draw:rect draw:style-name="gr5" draw:text-style-name="P1" draw:layer="layout" svg:width="0.6cm" svg:height="0.301cm" svg:x="9.564cm" svg:y="15.887cm">
                <text:p/>
              </draw:rect>
            </draw:g>
          </draw:g>
          <draw:g>
            <draw:g>
              <draw:rect draw:style-name="gr1" draw:text-style-name="P1" draw:layer="layout" svg:width="0.602cm" svg:height="0.602cm" svg:x="9.56cm" svg:y="15.287cm">
                <text:p/>
              </draw:rect>
              <draw:line draw:style-name="gr2" draw:text-style-name="P2" draw:layer="layout" svg:x1="9.561cm" svg:y1="15.438cm" svg:x2="10.161cm" svg:y2="15.438cm">
                <text:p/>
              </draw:line>
              <draw:line draw:style-name="gr2" draw:text-style-name="P2" draw:layer="layout" svg:x1="9.561cm" svg:y1="15.588cm" svg:x2="10.161cm" svg:y2="15.588cm">
                <text:p/>
              </draw:line>
              <draw:line draw:style-name="gr2" draw:text-style-name="P2" draw:layer="layout" svg:x1="9.561cm" svg:y1="15.737cm" svg:x2="10.161cm" svg:y2="15.737cm">
                <text:p/>
              </draw:line>
            </draw:g>
            <draw:frame draw:style-name="gr3" draw:text-style-name="P7" draw:layer="layout" svg:width="0.602cm" svg:height="0.6cm" svg:x="9.56cm" svg:y="15.291cm">
              <draw:text-box>
                <text:p text:style-name="P3"><text:span text:style-name="T4"><text:s text:c="2"/></text:span><text:span text:style-name="T5"><text:s/></text:span></text:p>
              </draw:text-box>
            </draw:frame>
          </draw:g>
          <draw:g>
            <draw:g>
              <draw:rect draw:style-name="gr1" draw:text-style-name="P1" draw:layer="layout" svg:width="0.6cm" svg:height="0.6cm" svg:x="9.558cm" svg:y="14.687cm">
                <text:p/>
              </draw:rect>
              <draw:line draw:style-name="gr2" draw:text-style-name="P2" draw:layer="layout" svg:x1="9.559cm" svg:y1="14.838cm" svg:x2="10.159cm" svg:y2="14.838cm">
                <text:p/>
              </draw:line>
              <draw:line draw:style-name="gr2" draw:text-style-name="P2" draw:layer="layout" svg:x1="9.559cm" svg:y1="14.988cm" svg:x2="10.159cm" svg:y2="14.988cm">
                <text:p/>
              </draw:line>
              <draw:line draw:style-name="gr2" draw:text-style-name="P2" draw:layer="layout" svg:x1="9.559cm" svg:y1="15.138cm" svg:x2="10.159cm" svg:y2="15.138cm">
                <text:p/>
              </draw:line>
            </draw:g>
            <draw:frame draw:style-name="gr3" draw:text-style-name="P7" draw:layer="layout" svg:width="0.6cm" svg:height="0.602cm" svg:x="9.558cm" svg:y="14.689cm">
              <draw:text-box>
                <text:p text:style-name="P3"><text:span text:style-name="T6">h</text:span></text:p>
              </draw:text-box>
            </draw:frame>
          </draw:g>
          <draw:g>
            <draw:g>
              <draw:rect draw:style-name="gr1" draw:text-style-name="P1" draw:layer="layout" svg:width="0.6cm" svg:height="0.6cm" svg:x="9.557cm" svg:y="14.088cm">
                <text:p/>
              </draw:rect>
              <draw:line draw:style-name="gr2" draw:text-style-name="P2" draw:layer="layout" svg:x1="9.557cm" svg:y1="14.236cm" svg:x2="10.157cm" svg:y2="14.236cm">
                <text:p/>
              </draw:line>
              <draw:line draw:style-name="gr2" draw:text-style-name="P2" draw:layer="layout" svg:x1="9.557cm" svg:y1="14.388cm" svg:x2="10.157cm" svg:y2="14.388cm">
                <text:p/>
              </draw:line>
              <draw:line draw:style-name="gr2" draw:text-style-name="P2" draw:layer="layout" svg:x1="9.557cm" svg:y1="14.538cm" svg:x2="10.157cm" svg:y2="14.538cm">
                <text:p/>
              </draw:line>
            </draw:g>
            <draw:frame draw:style-name="gr3" draw:text-style-name="P7" draw:layer="layout" svg:width="0.6cm" svg:height="0.6cm" svg:x="9.557cm" svg:y="14.089cm">
              <draw:text-box>
                <text:p text:style-name="P3"><text:span text:style-name="T7">h</text:span></text:p>
              </draw:text-box>
            </draw:frame>
          </draw:g>
          <draw:g>
            <draw:line draw:style-name="gr2" draw:text-style-name="P2" draw:layer="layout" svg:x1="11.364cm" svg:y1="16.035cm" svg:x2="11.964cm" svg:y2="16.035cm">
              <text:p/>
            </draw:line>
            <draw:g>
              <draw:line draw:style-name="gr4" draw:text-style-name="P2" draw:layer="layout" svg:x1="11.364cm" svg:y1="15.891cm" svg:x2="11.364cm" svg:y2="16.186cm">
                <text:p/>
              </draw:line>
              <draw:line draw:style-name="gr4" draw:text-style-name="P2" draw:layer="layout" svg:x1="11.964cm" svg:y1="15.891cm" svg:x2="11.964cm" svg:y2="16.186cm">
                <text:p/>
              </draw:line>
              <draw:rect draw:style-name="gr5" draw:text-style-name="P1" draw:layer="layout" svg:width="0.6cm" svg:height="0.301cm" svg:x="11.365cm" svg:y="15.887cm">
                <text:p/>
              </draw:rect>
            </draw:g>
          </draw:g>
          <draw:g>
            <draw:line draw:style-name="gr2" draw:text-style-name="P2" draw:layer="layout" svg:x1="10.164cm" svg:y1="16.035cm" svg:x2="10.764cm" svg:y2="16.035cm">
              <text:p/>
            </draw:line>
            <draw:g>
              <draw:line draw:style-name="gr4" draw:text-style-name="P2" draw:layer="layout" svg:x1="10.164cm" svg:y1="15.891cm" svg:x2="10.164cm" svg:y2="16.186cm">
                <text:p/>
              </draw:line>
              <draw:line draw:style-name="gr4" draw:text-style-name="P2" draw:layer="layout" svg:x1="10.764cm" svg:y1="15.891cm" svg:x2="10.764cm" svg:y2="16.186cm">
                <text:p/>
              </draw:line>
              <draw:rect draw:style-name="gr5" draw:text-style-name="P1" draw:layer="layout" svg:width="0.602cm" svg:height="0.301cm" svg:x="10.163cm" svg:y="15.887cm">
                <text:p/>
              </draw:rect>
            </draw:g>
          </draw:g>
          <draw:g>
            <draw:line draw:style-name="gr2" draw:text-style-name="P2" draw:layer="layout" svg:x1="10.764cm" svg:y1="16.035cm" svg:x2="11.364cm" svg:y2="16.035cm">
              <text:p/>
            </draw:line>
            <draw:g>
              <draw:line draw:style-name="gr4" draw:text-style-name="P2" draw:layer="layout" svg:x1="10.764cm" svg:y1="15.891cm" svg:x2="10.764cm" svg:y2="16.186cm">
                <text:p/>
              </draw:line>
              <draw:line draw:style-name="gr4" draw:text-style-name="P2" draw:layer="layout" svg:x1="11.364cm" svg:y1="15.891cm" svg:x2="11.364cm" svg:y2="16.186cm">
                <text:p/>
              </draw:line>
              <draw:rect draw:style-name="gr5" draw:text-style-name="P1" draw:layer="layout" svg:width="0.6cm" svg:height="0.301cm" svg:x="10.765cm" svg:y="15.887cm">
                <text:p/>
              </draw:rect>
            </draw:g>
          </draw:g>
          <draw:g>
            <draw:line draw:style-name="gr2" draw:text-style-name="P2" draw:layer="layout" svg:x1="8.364cm" svg:y1="16.035cm" svg:x2="8.964cm" svg:y2="16.035cm">
              <text:p/>
            </draw:line>
            <draw:g>
              <draw:line draw:style-name="gr4" draw:text-style-name="P2" draw:layer="layout" svg:x1="8.364cm" svg:y1="15.891cm" svg:x2="8.364cm" svg:y2="16.186cm">
                <text:p/>
              </draw:line>
              <draw:line draw:style-name="gr4" draw:text-style-name="P2" draw:layer="layout" svg:x1="8.964cm" svg:y1="15.891cm" svg:x2="8.964cm" svg:y2="16.186cm">
                <text:p/>
              </draw:line>
              <draw:rect draw:style-name="gr5" draw:text-style-name="P1" draw:layer="layout" svg:width="0.6cm" svg:height="0.301cm" svg:x="8.364cm" svg:y="15.887cm">
                <text:p/>
              </draw:rect>
            </draw:g>
          </draw:g>
          <draw:g>
            <draw:g>
              <draw:rect draw:style-name="gr1" draw:text-style-name="P1" draw:layer="layout" svg:width="0.602cm" svg:height="0.602cm" svg:x="10.158cm" svg:y="15.287cm">
                <text:p/>
              </draw:rect>
              <draw:line draw:style-name="gr2" draw:text-style-name="P2" draw:layer="layout" svg:x1="10.159cm" svg:y1="15.438cm" svg:x2="10.759cm" svg:y2="15.438cm">
                <text:p/>
              </draw:line>
              <draw:line draw:style-name="gr2" draw:text-style-name="P2" draw:layer="layout" svg:x1="10.159cm" svg:y1="15.588cm" svg:x2="10.759cm" svg:y2="15.588cm">
                <text:p/>
              </draw:line>
              <draw:line draw:style-name="gr2" draw:text-style-name="P2" draw:layer="layout" svg:x1="10.159cm" svg:y1="15.737cm" svg:x2="10.759cm" svg:y2="15.737cm">
                <text:p/>
              </draw:line>
            </draw:g>
          </draw:g>
          <draw:g>
            <draw:g>
              <draw:rect draw:style-name="gr1" draw:text-style-name="P1" draw:layer="layout" svg:width="0.6cm" svg:height="0.602cm" svg:x="10.76cm" svg:y="15.287cm">
                <text:p/>
              </draw:rect>
              <draw:line draw:style-name="gr2" draw:text-style-name="P2" draw:layer="layout" svg:x1="10.759cm" svg:y1="15.438cm" svg:x2="11.359cm" svg:y2="15.438cm">
                <text:p/>
              </draw:line>
              <draw:line draw:style-name="gr2" draw:text-style-name="P2" draw:layer="layout" svg:x1="10.759cm" svg:y1="15.588cm" svg:x2="11.359cm" svg:y2="15.588cm">
                <text:p/>
              </draw:line>
              <draw:line draw:style-name="gr2" draw:text-style-name="P2" draw:layer="layout" svg:x1="10.759cm" svg:y1="15.737cm" svg:x2="11.359cm" svg:y2="15.737cm">
                <text:p/>
              </draw:line>
            </draw:g>
          </draw:g>
          <draw:g>
            <draw:g>
              <draw:rect draw:style-name="gr1" draw:text-style-name="P1" draw:layer="layout" svg:width="0.6cm" svg:height="0.602cm" svg:x="11.359cm" svg:y="15.287cm">
                <text:p/>
              </draw:rect>
              <draw:line draw:style-name="gr2" draw:text-style-name="P2" draw:layer="layout" svg:x1="11.359cm" svg:y1="15.438cm" svg:x2="11.959cm" svg:y2="15.438cm">
                <text:p/>
              </draw:line>
              <draw:line draw:style-name="gr2" draw:text-style-name="P2" draw:layer="layout" svg:x1="11.359cm" svg:y1="15.588cm" svg:x2="11.959cm" svg:y2="15.588cm">
                <text:p/>
              </draw:line>
              <draw:line draw:style-name="gr2" draw:text-style-name="P2" draw:layer="layout" svg:x1="11.359cm" svg:y1="15.737cm" svg:x2="11.959cm" svg:y2="15.737cm">
                <text:p/>
              </draw:line>
            </draw:g>
          </draw:g>
          <draw:g>
            <draw:g>
              <draw:rect draw:style-name="gr1" draw:text-style-name="P1" draw:layer="layout" svg:width="0.6cm" svg:height="0.6cm" svg:x="8.359cm" svg:y="14.687cm">
                <text:p/>
              </draw:rect>
              <draw:line draw:style-name="gr2" draw:text-style-name="P2" draw:layer="layout" svg:x1="8.359cm" svg:y1="14.838cm" svg:x2="8.959cm" svg:y2="14.838cm">
                <text:p/>
              </draw:line>
              <draw:line draw:style-name="gr2" draw:text-style-name="P2" draw:layer="layout" svg:x1="8.359cm" svg:y1="14.988cm" svg:x2="8.959cm" svg:y2="14.988cm">
                <text:p/>
              </draw:line>
              <draw:line draw:style-name="gr2" draw:text-style-name="P2" draw:layer="layout" svg:x1="8.359cm" svg:y1="15.138cm" svg:x2="8.959cm" svg:y2="15.138cm">
                <text:p/>
              </draw:line>
            </draw:g>
          </draw:g>
          <draw:g>
            <draw:g>
              <draw:rect draw:style-name="gr1" draw:text-style-name="P1" draw:layer="layout" svg:width="0.602cm" svg:height="0.6cm" svg:x="10.158cm" svg:y="14.687cm">
                <text:p/>
              </draw:rect>
              <draw:line draw:style-name="gr2" draw:text-style-name="P2" draw:layer="layout" svg:x1="10.159cm" svg:y1="14.838cm" svg:x2="10.759cm" svg:y2="14.838cm">
                <text:p/>
              </draw:line>
              <draw:line draw:style-name="gr2" draw:text-style-name="P2" draw:layer="layout" svg:x1="10.159cm" svg:y1="14.988cm" svg:x2="10.759cm" svg:y2="14.988cm">
                <text:p/>
              </draw:line>
              <draw:line draw:style-name="gr2" draw:text-style-name="P2" draw:layer="layout" svg:x1="10.159cm" svg:y1="15.138cm" svg:x2="10.759cm" svg:y2="15.138cm">
                <text:p/>
              </draw:line>
            </draw:g>
            <draw:frame draw:style-name="gr3" draw:text-style-name="P7" draw:layer="layout" svg:width="0.602cm" svg:height="0.602cm" svg:x="10.158cm" svg:y="14.689cm">
              <draw:text-box>
                <text:p text:style-name="P3"><text:span text:style-name="T8"><text:s text:c="2"/></text:span><text:span text:style-name="T9"><text:s/></text:span></text:p>
              </draw:text-box>
            </draw:frame>
          </draw:g>
          <draw:g>
            <draw:g>
              <draw:rect draw:style-name="gr1" draw:text-style-name="P1" draw:layer="layout" svg:width="0.6cm" svg:height="0.6cm" svg:x="10.76cm" svg:y="14.687cm">
                <text:p/>
              </draw:rect>
              <draw:line draw:style-name="gr2" draw:text-style-name="P2" draw:layer="layout" svg:x1="10.759cm" svg:y1="14.838cm" svg:x2="11.359cm" svg:y2="14.838cm">
                <text:p/>
              </draw:line>
              <draw:line draw:style-name="gr2" draw:text-style-name="P2" draw:layer="layout" svg:x1="10.759cm" svg:y1="14.988cm" svg:x2="11.359cm" svg:y2="14.988cm">
                <text:p/>
              </draw:line>
              <draw:line draw:style-name="gr2" draw:text-style-name="P2" draw:layer="layout" svg:x1="10.759cm" svg:y1="15.138cm" svg:x2="11.359cm" svg:y2="15.138cm">
                <text:p/>
              </draw:line>
            </draw:g>
            <draw:g>
              <draw:g>
                <draw:rect draw:style-name="gr1" draw:text-style-name="P1" draw:layer="layout" svg:width="0.604cm" svg:height="0.6cm" svg:x="10.761cm" svg:y="14.691cm">
                  <text:p/>
                </draw:rect>
                <draw:line draw:style-name="gr2" draw:text-style-name="P2" draw:layer="layout" svg:x1="10.763cm" svg:y1="14.841cm" svg:x2="11.363cm" svg:y2="14.841cm">
                  <text:p/>
                </draw:line>
                <draw:line draw:style-name="gr2" draw:text-style-name="P2" draw:layer="layout" svg:x1="10.763cm" svg:y1="14.991cm" svg:x2="11.363cm" svg:y2="14.991cm">
                  <text:p/>
                </draw:line>
                <draw:line draw:style-name="gr2" draw:text-style-name="P2" draw:layer="layout" svg:x1="10.763cm" svg:y1="15.141cm" svg:x2="11.363cm" svg:y2="15.141cm">
                  <text:p/>
                </draw:line>
              </draw:g>
              <draw:frame draw:style-name="gr3" draw:text-style-name="P8" draw:layer="layout" svg:width="0.604cm" svg:height="0.6cm" svg:x="10.761cm" svg:y="14.693cm">
                <draw:text-box>
                  <text:p text:style-name="P3"><text:span text:style-name="T10">7</text:span></text:p>
                </draw:text-box>
              </draw:frame>
            </draw:g>
          </draw:g>
          <draw:g>
            <draw:g>
              <draw:rect draw:style-name="gr1" draw:text-style-name="P1" draw:layer="layout" svg:width="0.6cm" svg:height="0.6cm" svg:x="11.359cm" svg:y="14.687cm">
                <text:p/>
              </draw:rect>
              <draw:line draw:style-name="gr2" draw:text-style-name="P2" draw:layer="layout" svg:x1="11.359cm" svg:y1="14.838cm" svg:x2="11.959cm" svg:y2="14.838cm">
                <text:p/>
              </draw:line>
              <draw:line draw:style-name="gr2" draw:text-style-name="P2" draw:layer="layout" svg:x1="11.359cm" svg:y1="14.988cm" svg:x2="11.959cm" svg:y2="14.988cm">
                <text:p/>
              </draw:line>
              <draw:line draw:style-name="gr2" draw:text-style-name="P2" draw:layer="layout" svg:x1="11.359cm" svg:y1="15.138cm" svg:x2="11.959cm" svg:y2="15.138cm">
                <text:p/>
              </draw:line>
            </draw:g>
          </draw:g>
          <draw:g>
            <draw:g>
              <draw:rect draw:style-name="gr1" draw:text-style-name="P1" draw:layer="layout" svg:width="0.602cm" svg:height="0.6cm" svg:x="10.158cm" svg:y="14.088cm">
                <text:p/>
              </draw:rect>
              <draw:line draw:style-name="gr2" draw:text-style-name="P2" draw:layer="layout" svg:x1="10.159cm" svg:y1="14.236cm" svg:x2="10.759cm" svg:y2="14.236cm">
                <text:p/>
              </draw:line>
              <draw:line draw:style-name="gr2" draw:text-style-name="P2" draw:layer="layout" svg:x1="10.159cm" svg:y1="14.388cm" svg:x2="10.759cm" svg:y2="14.388cm">
                <text:p/>
              </draw:line>
              <draw:line draw:style-name="gr2" draw:text-style-name="P2" draw:layer="layout" svg:x1="10.159cm" svg:y1="14.538cm" svg:x2="10.759cm" svg:y2="14.538cm">
                <text:p/>
              </draw:line>
            </draw:g>
          </draw:g>
          <draw:g>
            <draw:g>
              <draw:rect draw:style-name="gr1" draw:text-style-name="P1" draw:layer="layout" svg:width="0.6cm" svg:height="0.6cm" svg:x="10.76cm" svg:y="14.088cm">
                <text:p/>
              </draw:rect>
              <draw:line draw:style-name="gr2" draw:text-style-name="P2" draw:layer="layout" svg:x1="10.759cm" svg:y1="14.236cm" svg:x2="11.359cm" svg:y2="14.236cm">
                <text:p/>
              </draw:line>
              <draw:line draw:style-name="gr2" draw:text-style-name="P2" draw:layer="layout" svg:x1="10.759cm" svg:y1="14.388cm" svg:x2="11.359cm" svg:y2="14.388cm">
                <text:p/>
              </draw:line>
              <draw:line draw:style-name="gr2" draw:text-style-name="P2" draw:layer="layout" svg:x1="10.759cm" svg:y1="14.538cm" svg:x2="11.359cm" svg:y2="14.538cm">
                <text:p/>
              </draw:line>
            </draw:g>
            <draw:frame draw:style-name="gr3" draw:text-style-name="P4" draw:layer="layout" svg:width="0.6cm" svg:height="0.6cm" svg:x="10.76cm" svg:y="14.089cm">
              <draw:text-box>
                <text:p text:style-name="P3"><text:span text:style-name="T1">9</text:span></text:p>
              </draw:text-box>
            </draw:frame>
          </draw:g>
          <draw:g>
            <draw:g>
              <draw:rect draw:style-name="gr1" draw:text-style-name="P1" draw:layer="layout" svg:width="0.6cm" svg:height="0.6cm" svg:x="11.359cm" svg:y="14.088cm">
                <text:p/>
              </draw:rect>
              <draw:line draw:style-name="gr2" draw:text-style-name="P2" draw:layer="layout" svg:x1="11.359cm" svg:y1="14.236cm" svg:x2="11.959cm" svg:y2="14.236cm">
                <text:p/>
              </draw:line>
              <draw:line draw:style-name="gr2" draw:text-style-name="P2" draw:layer="layout" svg:x1="11.359cm" svg:y1="14.388cm" svg:x2="11.959cm" svg:y2="14.388cm">
                <text:p/>
              </draw:line>
              <draw:line draw:style-name="gr2" draw:text-style-name="P2" draw:layer="layout" svg:x1="11.359cm" svg:y1="14.538cm" svg:x2="11.959cm" svg:y2="14.538cm">
                <text:p/>
              </draw:line>
            </draw:g>
            <draw:frame draw:style-name="gr3" draw:text-style-name="P10" draw:layer="layout" svg:width="0.6cm" svg:height="0.6cm" svg:x="11.359cm" svg:y="14.089cm">
              <draw:text-box>
                <text:p text:style-name="P9"><text:span text:style-name="T11">mi</text:span></text:p>
              </draw:text-box>
            </draw:frame>
          </draw:g>
          <draw:g>
            <draw:g>
              <draw:rect draw:style-name="gr1" draw:text-style-name="P1" draw:layer="layout" svg:width="0.6cm" svg:height="0.6cm" svg:x="11.359cm" svg:y="13.488cm">
                <text:p/>
              </draw:rect>
              <draw:line draw:style-name="gr2" draw:text-style-name="P2" draw:layer="layout" svg:x1="11.359cm" svg:y1="13.638cm" svg:x2="11.959cm" svg:y2="13.638cm">
                <text:p/>
              </draw:line>
              <draw:line draw:style-name="gr2" draw:text-style-name="P2" draw:layer="layout" svg:x1="11.359cm" svg:y1="13.788cm" svg:x2="11.959cm" svg:y2="13.788cm">
                <text:p/>
              </draw:line>
              <draw:line draw:style-name="gr2" draw:text-style-name="P2" draw:layer="layout" svg:x1="11.359cm" svg:y1="13.938cm" svg:x2="11.959cm" svg:y2="13.938cm">
                <text:p/>
              </draw:line>
            </draw:g>
            <draw:frame draw:style-name="gr3" draw:text-style-name="P11" draw:layer="layout" svg:width="0.6cm" svg:height="0.6cm" svg:x="11.359cm" svg:y="13.49cm">
              <draw:text-box>
                <text:p text:style-name="P9"><text:span text:style-name="T11">mi</text:span></text:p>
              </draw:text-box>
            </draw:frame>
            <draw:frame draw:style-name="gr3" draw:text-style-name="P10" draw:layer="layout" svg:width="0.6cm" svg:height="0.6cm" svg:x="11.963cm" svg:y="13.49cm">
              <draw:text-box>
                <text:p text:style-name="P12"><text:span text:style-name="T11">n</text:span></text:p>
              </draw:text-box>
            </draw:frame>
            <draw:frame draw:style-name="gr3" draw:text-style-name="P13" draw:layer="layout" svg:width="0.6cm" svg:height="0.6cm" svg:x="11.963cm" svg:y="14.089cm">
              <draw:text-box>
                <text:p text:style-name="P12"><text:span text:style-name="T11">n</text:span></text:p>
              </draw:text-box>
            </draw:frame>
            <draw:frame draw:style-name="gr3" draw:text-style-name="P10" draw:layer="layout" svg:width="0.602cm" svg:height="0.6cm" svg:x="11.361cm" svg:y="14.691cm">
              <draw:text-box>
                <text:p text:style-name="P9"><text:span text:style-name="T11">mi</text:span></text:p>
              </draw:text-box>
            </draw:frame>
            <draw:frame draw:style-name="gr3" draw:text-style-name="P13" draw:layer="layout" svg:width="0.6cm" svg:height="0.6cm" svg:x="11.963cm" svg:y="14.691cm">
              <draw:text-box>
                <text:p text:style-name="P12"><text:span text:style-name="T11">n</text:span></text:p>
              </draw:text-box>
            </draw:frame>
          </draw:g>
          <draw:g>
            <draw:g>
              <draw:rect draw:style-name="gr1" draw:text-style-name="P1" draw:layer="layout" svg:width="0.6cm" svg:height="0.6cm" svg:x="10.76cm" svg:y="13.488cm">
                <text:p/>
              </draw:rect>
              <draw:line draw:style-name="gr2" draw:text-style-name="P2" draw:layer="layout" svg:x1="10.759cm" svg:y1="13.638cm" svg:x2="11.359cm" svg:y2="13.638cm">
                <text:p/>
              </draw:line>
              <draw:line draw:style-name="gr2" draw:text-style-name="P2" draw:layer="layout" svg:x1="10.759cm" svg:y1="13.788cm" svg:x2="11.359cm" svg:y2="13.788cm">
                <text:p/>
              </draw:line>
              <draw:line draw:style-name="gr2" draw:text-style-name="P2" draw:layer="layout" svg:x1="10.759cm" svg:y1="13.938cm" svg:x2="11.359cm" svg:y2="13.938cm">
                <text:p/>
              </draw:line>
            </draw:g>
            <draw:frame draw:style-name="gr3" draw:text-style-name="P4" draw:layer="layout" svg:width="0.6cm" svg:height="0.6cm" svg:x="10.76cm" svg:y="13.49cm">
              <draw:text-box>
                <text:p text:style-name="P3"><text:span text:style-name="T1">8</text:span></text:p>
              </draw:text-box>
            </draw:frame>
          </draw:g>
          <draw:g>
            <draw:g>
              <draw:rect draw:style-name="gr1" draw:text-style-name="P1" draw:layer="layout" svg:width="0.6cm" svg:height="0.6cm" svg:x="9.558cm" svg:y="13.488cm">
                <text:p/>
              </draw:rect>
              <draw:line draw:style-name="gr2" draw:text-style-name="P2" draw:layer="layout" svg:x1="9.559cm" svg:y1="13.638cm" svg:x2="10.159cm" svg:y2="13.638cm">
                <text:p/>
              </draw:line>
              <draw:line draw:style-name="gr2" draw:text-style-name="P2" draw:layer="layout" svg:x1="9.559cm" svg:y1="13.788cm" svg:x2="10.159cm" svg:y2="13.788cm">
                <text:p/>
              </draw:line>
              <draw:line draw:style-name="gr2" draw:text-style-name="P2" draw:layer="layout" svg:x1="9.559cm" svg:y1="13.938cm" svg:x2="10.159cm" svg:y2="13.938cm">
                <text:p/>
              </draw:line>
            </draw:g>
            <draw:frame draw:style-name="gr3" draw:text-style-name="P11" draw:layer="layout" svg:width="0.6cm" svg:height="0.6cm" svg:x="9.558cm" svg:y="13.49cm">
              <draw:text-box>
                <text:p text:style-name="P3"><text:span text:style-name="T11">h</text:span></text:p>
              </draw:text-box>
            </draw:frame>
          </draw:g>
          <draw:g>
            <draw:g>
              <draw:rect draw:style-name="gr1" draw:text-style-name="P1" draw:layer="layout" svg:width="0.6cm" svg:height="0.6cm" svg:x="8.959cm" svg:y="13.488cm">
                <text:p/>
              </draw:rect>
              <draw:line draw:style-name="gr2" draw:text-style-name="P2" draw:layer="layout" svg:x1="8.959cm" svg:y1="13.638cm" svg:x2="9.559cm" svg:y2="13.638cm">
                <text:p/>
              </draw:line>
              <draw:line draw:style-name="gr2" draw:text-style-name="P2" draw:layer="layout" svg:x1="8.959cm" svg:y1="13.788cm" svg:x2="9.559cm" svg:y2="13.788cm">
                <text:p/>
              </draw:line>
              <draw:line draw:style-name="gr2" draw:text-style-name="P2" draw:layer="layout" svg:x1="8.959cm" svg:y1="13.938cm" svg:x2="9.559cm" svg:y2="13.938cm">
                <text:p/>
              </draw:line>
            </draw:g>
            <draw:frame draw:style-name="gr3" draw:text-style-name="P6" draw:layer="layout" svg:width="0.6cm" svg:height="0.6cm" svg:x="8.959cm" svg:y="13.49cm">
              <draw:text-box>
                <text:p text:style-name="P3"><text:span text:style-name="T12">3</text:span></text:p>
              </draw:text-box>
            </draw:frame>
          </draw:g>
          <draw:g>
            <draw:g>
              <draw:rect draw:style-name="gr1" draw:text-style-name="P1" draw:layer="layout" svg:width="0.6cm" svg:height="0.602cm" svg:x="8.359cm" svg:y="15.287cm">
                <text:p/>
              </draw:rect>
              <draw:line draw:style-name="gr2" draw:text-style-name="P2" draw:layer="layout" svg:x1="8.359cm" svg:y1="15.438cm" svg:x2="8.959cm" svg:y2="15.438cm">
                <text:p/>
              </draw:line>
              <draw:line draw:style-name="gr2" draw:text-style-name="P2" draw:layer="layout" svg:x1="8.359cm" svg:y1="15.588cm" svg:x2="8.959cm" svg:y2="15.588cm">
                <text:p/>
              </draw:line>
              <draw:line draw:style-name="gr2" draw:text-style-name="P2" draw:layer="layout" svg:x1="8.359cm" svg:y1="15.737cm" svg:x2="8.959cm" svg:y2="15.737cm">
                <text:p/>
              </draw:line>
            </draw:g>
          </draw:g>
          <draw:g>
            <draw:g>
              <draw:rect draw:style-name="gr1" draw:text-style-name="P1" draw:layer="layout" svg:width="0.6cm" svg:height="0.6cm" svg:x="8.359cm" svg:y="14.088cm">
                <text:p/>
              </draw:rect>
              <draw:line draw:style-name="gr2" draw:text-style-name="P2" draw:layer="layout" svg:x1="8.359cm" svg:y1="14.236cm" svg:x2="8.959cm" svg:y2="14.236cm">
                <text:p/>
              </draw:line>
              <draw:line draw:style-name="gr2" draw:text-style-name="P2" draw:layer="layout" svg:x1="8.359cm" svg:y1="14.388cm" svg:x2="8.959cm" svg:y2="14.388cm">
                <text:p/>
              </draw:line>
              <draw:line draw:style-name="gr2" draw:text-style-name="P2" draw:layer="layout" svg:x1="8.359cm" svg:y1="14.538cm" svg:x2="8.959cm" svg:y2="14.538cm">
                <text:p/>
              </draw:line>
            </draw:g>
            <draw:frame draw:style-name="gr3" draw:text-style-name="P7" draw:layer="layout" svg:width="0.6cm" svg:height="0.6cm" svg:x="8.359cm" svg:y="14.089cm">
              <draw:text-box>
                <text:p text:style-name="P3"><text:span text:style-name="T13"></text:span></text:p>
              </draw:text-box>
            </draw:frame>
          </draw:g>
          <draw:g>
            <draw:g>
              <draw:rect draw:style-name="gr1" draw:text-style-name="P1" draw:layer="layout" svg:width="0.6cm" svg:height="0.6cm" svg:x="8.359cm" svg:y="13.488cm">
                <text:p/>
              </draw:rect>
              <draw:line draw:style-name="gr2" draw:text-style-name="P2" draw:layer="layout" svg:x1="8.359cm" svg:y1="13.638cm" svg:x2="8.959cm" svg:y2="13.638cm">
                <text:p/>
              </draw:line>
              <draw:line draw:style-name="gr2" draw:text-style-name="P2" draw:layer="layout" svg:x1="8.359cm" svg:y1="13.788cm" svg:x2="8.959cm" svg:y2="13.788cm">
                <text:p/>
              </draw:line>
              <draw:line draw:style-name="gr2" draw:text-style-name="P2" draw:layer="layout" svg:x1="8.359cm" svg:y1="13.938cm" svg:x2="8.959cm" svg:y2="13.938cm">
                <text:p/>
              </draw:line>
            </draw:g>
          </draw:g>
          <draw:g>
            <draw:g>
              <draw:rect draw:style-name="gr1" draw:text-style-name="P1" draw:layer="layout" svg:width="0.602cm" svg:height="0.6cm" svg:x="10.162cm" svg:y="14.089cm">
                <text:p/>
              </draw:rect>
              <draw:line draw:style-name="gr2" draw:text-style-name="P2" draw:layer="layout" svg:x1="10.163cm" svg:y1="14.239cm" svg:x2="10.763cm" svg:y2="14.239cm">
                <text:p/>
              </draw:line>
              <draw:line draw:style-name="gr2" draw:text-style-name="P2" draw:layer="layout" svg:x1="10.163cm" svg:y1="14.389cm" svg:x2="10.763cm" svg:y2="14.389cm">
                <text:p/>
              </draw:line>
              <draw:line draw:style-name="gr2" draw:text-style-name="P2" draw:layer="layout" svg:x1="10.163cm" svg:y1="14.539cm" svg:x2="10.763cm" svg:y2="14.539cm">
                <text:p/>
              </draw:line>
            </draw:g>
            <draw:frame draw:style-name="gr3" draw:text-style-name="P4" draw:layer="layout" svg:width="0.602cm" svg:height="0.6cm" svg:x="10.162cm" svg:y="14.091cm">
              <draw:text-box>
                <text:p text:style-name="P3"><text:span text:style-name="T1">4</text:span></text:p>
              </draw:text-box>
            </draw:frame>
          </draw:g>
          <draw:g>
            <draw:g>
              <draw:rect draw:style-name="gr1" draw:text-style-name="P1" draw:layer="layout" svg:width="0.602cm" svg:height="0.6cm" svg:x="10.162cm" svg:y="14.691cm">
                <text:p/>
              </draw:rect>
              <draw:line draw:style-name="gr2" draw:text-style-name="P2" draw:layer="layout" svg:x1="10.163cm" svg:y1="14.841cm" svg:x2="10.763cm" svg:y2="14.841cm">
                <text:p/>
              </draw:line>
              <draw:line draw:style-name="gr2" draw:text-style-name="P2" draw:layer="layout" svg:x1="10.163cm" svg:y1="14.991cm" svg:x2="10.763cm" svg:y2="14.991cm">
                <text:p/>
              </draw:line>
              <draw:line draw:style-name="gr2" draw:text-style-name="P2" draw:layer="layout" svg:x1="10.163cm" svg:y1="15.141cm" svg:x2="10.763cm" svg:y2="15.141cm">
                <text:p/>
              </draw:line>
            </draw:g>
            <draw:frame draw:style-name="gr3" draw:text-style-name="P5" draw:layer="layout" svg:width="0.602cm" svg:height="0.6cm" svg:x="10.162cm" svg:y="14.693cm">
              <draw:text-box>
                <text:p text:style-name="P3"><text:span text:style-name="T2">8</text:span></text:p>
              </draw:text-box>
            </draw:frame>
          </draw:g>
          <draw:g>
            <draw:g>
              <draw:rect draw:style-name="gr1" draw:text-style-name="P1" draw:layer="layout" svg:width="0.6cm" svg:height="0.6cm" svg:x="8.363cm" svg:y="14.691cm">
                <text:p/>
              </draw:rect>
              <draw:line draw:style-name="gr2" draw:text-style-name="P2" draw:layer="layout" svg:x1="8.362cm" svg:y1="14.841cm" svg:x2="8.962cm" svg:y2="14.841cm">
                <text:p/>
              </draw:line>
              <draw:line draw:style-name="gr2" draw:text-style-name="P2" draw:layer="layout" svg:x1="8.362cm" svg:y1="14.991cm" svg:x2="8.962cm" svg:y2="14.991cm">
                <text:p/>
              </draw:line>
              <draw:line draw:style-name="gr2" draw:text-style-name="P2" draw:layer="layout" svg:x1="8.362cm" svg:y1="15.141cm" svg:x2="8.962cm" svg:y2="15.141cm">
                <text:p/>
              </draw:line>
            </draw:g>
            <draw:frame draw:style-name="gr3" draw:text-style-name="P7" draw:layer="layout" svg:width="0.6cm" svg:height="0.6cm" svg:x="8.363cm" svg:y="14.693cm">
              <draw:text-box>
                <text:p text:style-name="P3"><text:span text:style-name="T13"></text:span></text:p>
              </draw:text-box>
            </draw:frame>
          </draw:g>
          <draw:line draw:style-name="gr6" draw:text-style-name="P2" draw:layer="layout" svg:x1="8.359cm" svg:y1="14.838cm" svg:x2="12.562cm" svg:y2="14.838cm">
            <text:p/>
          </draw:line>
          <draw:frame draw:style-name="gr7" draw:text-style-name="P14" draw:layer="layout" svg:width="0.6cm" svg:height="0.302cm" svg:x="10.158cm" svg:y="13.486cm">
            <draw:text-box>
              <text:p text:style-name="P3"><text:span text:style-name="T14"></text:span></text:p>
            </draw:text-box>
          </draw:frame>
          <draw:g>
            <draw:g>
              <draw:rect draw:style-name="gr1" draw:text-style-name="P1" draw:layer="layout" svg:width="0.6cm" svg:height="0.6cm" svg:x="8.364cm" svg:y="15.296cm">
                <text:p/>
              </draw:rect>
              <draw:line draw:style-name="gr2" draw:text-style-name="P2" draw:layer="layout" svg:x1="8.364cm" svg:y1="15.446cm" svg:x2="8.964cm" svg:y2="15.446cm">
                <text:p/>
              </draw:line>
              <draw:line draw:style-name="gr2" draw:text-style-name="P2" draw:layer="layout" svg:x1="8.364cm" svg:y1="15.596cm" svg:x2="8.964cm" svg:y2="15.596cm">
                <text:p/>
              </draw:line>
              <draw:line draw:style-name="gr2" draw:text-style-name="P2" draw:layer="layout" svg:x1="8.364cm" svg:y1="15.746cm" svg:x2="8.964cm" svg:y2="15.746cm">
                <text:p/>
              </draw:line>
            </draw:g>
            <draw:frame draw:style-name="gr3" draw:text-style-name="P7" draw:layer="layout" svg:width="0.6cm" svg:height="0.6cm" svg:x="8.364cm" svg:y="15.298cm">
              <draw:text-box>
                <text:p text:style-name="P3"><text:span text:style-name="T13"></text:span></text:p>
              </draw:text-box>
            </draw:frame>
          </draw:g>
          <draw:g>
            <draw:g>
              <draw:rect draw:style-name="gr1" draw:text-style-name="P1" draw:layer="layout" svg:width="0.602cm" svg:height="0.6cm" svg:x="11.966cm" svg:y="15.289cm">
                <text:p/>
              </draw:rect>
              <draw:line draw:style-name="gr2" draw:text-style-name="P2" draw:layer="layout" svg:x1="11.967cm" svg:y1="15.44cm" svg:x2="12.567cm" svg:y2="15.44cm">
                <text:p/>
              </draw:line>
              <draw:line draw:style-name="gr2" draw:text-style-name="P2" draw:layer="layout" svg:x1="11.967cm" svg:y1="15.59cm" svg:x2="12.567cm" svg:y2="15.59cm">
                <text:p/>
              </draw:line>
              <draw:line draw:style-name="gr2" draw:text-style-name="P2" draw:layer="layout" svg:x1="11.967cm" svg:y1="15.74cm" svg:x2="12.567cm" svg:y2="15.74cm">
                <text:p/>
              </draw:line>
            </draw:g>
          </draw:g>
          <draw:g>
            <draw:g>
              <draw:rect draw:style-name="gr1" draw:text-style-name="P1" draw:layer="layout" svg:width="0.6cm" svg:height="0.602cm" svg:x="8.964cm" svg:y="15.285cm">
                <text:p/>
              </draw:rect>
              <draw:line draw:style-name="gr2" draw:text-style-name="P2" draw:layer="layout" svg:x1="8.964cm" svg:y1="15.437cm" svg:x2="9.564cm" svg:y2="15.437cm">
                <text:p/>
              </draw:line>
              <draw:line draw:style-name="gr2" draw:text-style-name="P2" draw:layer="layout" svg:x1="8.964cm" svg:y1="15.587cm" svg:x2="9.564cm" svg:y2="15.587cm">
                <text:p/>
              </draw:line>
              <draw:line draw:style-name="gr2" draw:text-style-name="P2" draw:layer="layout" svg:x1="8.964cm" svg:y1="15.737cm" svg:x2="9.564cm" svg:y2="15.737cm">
                <text:p/>
              </draw:line>
            </draw:g>
            <draw:frame draw:style-name="gr3" draw:text-style-name="P6" draw:layer="layout" svg:width="0.6cm" svg:height="0.602cm" svg:x="8.964cm" svg:y="15.289cm">
              <draw:text-box>
                <text:p text:style-name="P3"><text:span text:style-name="T12">6</text:span></text:p>
              </draw:text-box>
            </draw:frame>
          </draw:g>
          <draw:g>
            <draw:g>
              <draw:rect draw:style-name="gr1" draw:text-style-name="P1" draw:layer="layout" svg:width="0.6cm" svg:height="0.602cm" svg:x="9.564cm" svg:y="15.285cm">
                <text:p/>
              </draw:rect>
              <draw:line draw:style-name="gr2" draw:text-style-name="P2" draw:layer="layout" svg:x1="9.564cm" svg:y1="15.437cm" svg:x2="10.164cm" svg:y2="15.437cm">
                <text:p/>
              </draw:line>
              <draw:line draw:style-name="gr2" draw:text-style-name="P2" draw:layer="layout" svg:x1="9.564cm" svg:y1="15.587cm" svg:x2="10.164cm" svg:y2="15.587cm">
                <text:p/>
              </draw:line>
              <draw:line draw:style-name="gr2" draw:text-style-name="P2" draw:layer="layout" svg:x1="9.564cm" svg:y1="15.737cm" svg:x2="10.164cm" svg:y2="15.737cm">
                <text:p/>
              </draw:line>
            </draw:g>
            <draw:frame draw:style-name="gr3" draw:text-style-name="P7" draw:layer="layout" svg:width="0.6cm" svg:height="0.602cm" svg:x="9.564cm" svg:y="15.289cm">
              <draw:text-box>
                <text:p text:style-name="P3"><text:span text:style-name="T6">h</text:span></text:p>
              </draw:text-box>
            </draw:frame>
          </draw:g>
          <draw:g>
            <draw:g>
              <draw:rect draw:style-name="gr1" draw:text-style-name="P1" draw:layer="layout" svg:width="0.602cm" svg:height="0.602cm" svg:x="10.163cm" svg:y="15.285cm">
                <text:p/>
              </draw:rect>
              <draw:line draw:style-name="gr2" draw:text-style-name="P2" draw:layer="layout" svg:x1="10.164cm" svg:y1="15.437cm" svg:x2="10.764cm" svg:y2="15.437cm">
                <text:p/>
              </draw:line>
              <draw:line draw:style-name="gr2" draw:text-style-name="P2" draw:layer="layout" svg:x1="10.164cm" svg:y1="15.587cm" svg:x2="10.764cm" svg:y2="15.587cm">
                <text:p/>
              </draw:line>
              <draw:line draw:style-name="gr2" draw:text-style-name="P2" draw:layer="layout" svg:x1="10.164cm" svg:y1="15.737cm" svg:x2="10.764cm" svg:y2="15.737cm">
                <text:p/>
              </draw:line>
            </draw:g>
            <draw:frame draw:style-name="gr3" draw:text-style-name="P7" draw:layer="layout" svg:width="0.602cm" svg:height="0.602cm" svg:x="10.163cm" svg:y="15.289cm">
              <draw:text-box>
                <text:p text:style-name="P3"><text:span text:style-name="T8"><text:s text:c="2"/></text:span><text:span text:style-name="T9"><text:s/></text:span></text:p>
              </draw:text-box>
            </draw:frame>
          </draw:g>
          <draw:g>
            <draw:g>
              <draw:rect draw:style-name="gr1" draw:text-style-name="P1" draw:layer="layout" svg:width="0.6cm" svg:height="0.602cm" svg:x="10.765cm" svg:y="15.285cm">
                <text:p/>
              </draw:rect>
              <draw:line draw:style-name="gr2" draw:text-style-name="P2" draw:layer="layout" svg:x1="10.764cm" svg:y1="15.437cm" svg:x2="11.364cm" svg:y2="15.437cm">
                <text:p/>
              </draw:line>
              <draw:line draw:style-name="gr2" draw:text-style-name="P2" draw:layer="layout" svg:x1="10.764cm" svg:y1="15.587cm" svg:x2="11.364cm" svg:y2="15.587cm">
                <text:p/>
              </draw:line>
              <draw:line draw:style-name="gr2" draw:text-style-name="P2" draw:layer="layout" svg:x1="10.764cm" svg:y1="15.737cm" svg:x2="11.364cm" svg:y2="15.737cm">
                <text:p/>
              </draw:line>
            </draw:g>
            <draw:g>
              <draw:g>
                <draw:rect draw:style-name="gr1" draw:text-style-name="P1" draw:layer="layout" svg:width="0.602cm" svg:height="0.6cm" svg:x="10.767cm" svg:y="15.291cm">
                  <text:p/>
                </draw:rect>
                <draw:line draw:style-name="gr2" draw:text-style-name="P2" draw:layer="layout" svg:x1="10.768cm" svg:y1="15.44cm" svg:x2="11.368cm" svg:y2="15.44cm">
                  <text:p/>
                </draw:line>
                <draw:line draw:style-name="gr2" draw:text-style-name="P2" draw:layer="layout" svg:x1="10.768cm" svg:y1="15.59cm" svg:x2="11.368cm" svg:y2="15.59cm">
                  <text:p/>
                </draw:line>
                <draw:line draw:style-name="gr2" draw:text-style-name="P2" draw:layer="layout" svg:x1="10.768cm" svg:y1="15.74cm" svg:x2="11.368cm" svg:y2="15.74cm">
                  <text:p/>
                </draw:line>
              </draw:g>
              <draw:frame draw:style-name="gr3" draw:text-style-name="P4" draw:layer="layout" svg:width="0.602cm" svg:height="0.6cm" svg:x="10.767cm" svg:y="15.292cm">
                <draw:text-box>
                  <text:p text:style-name="P3"><text:span text:style-name="T1">7</text:span></text:p>
                </draw:text-box>
              </draw:frame>
            </draw:g>
          </draw:g>
          <draw:g>
            <draw:g>
              <draw:rect draw:style-name="gr1" draw:text-style-name="P1" draw:layer="layout" svg:width="0.6cm" svg:height="0.602cm" svg:x="11.365cm" svg:y="15.285cm">
                <text:p/>
              </draw:rect>
              <draw:line draw:style-name="gr2" draw:text-style-name="P2" draw:layer="layout" svg:x1="11.364cm" svg:y1="15.437cm" svg:x2="11.964cm" svg:y2="15.437cm">
                <text:p/>
              </draw:line>
              <draw:line draw:style-name="gr2" draw:text-style-name="P2" draw:layer="layout" svg:x1="11.364cm" svg:y1="15.587cm" svg:x2="11.964cm" svg:y2="15.587cm">
                <text:p/>
              </draw:line>
              <draw:line draw:style-name="gr2" draw:text-style-name="P2" draw:layer="layout" svg:x1="11.364cm" svg:y1="15.737cm" svg:x2="11.964cm" svg:y2="15.737cm">
                <text:p/>
              </draw:line>
            </draw:g>
          </draw:g>
          <draw:g>
            <draw:g>
              <draw:rect draw:style-name="gr1" draw:text-style-name="P1" draw:layer="layout" svg:width="0.602cm" svg:height="0.6cm" svg:x="10.167cm" svg:y="15.291cm">
                <text:p/>
              </draw:rect>
              <draw:line draw:style-name="gr2" draw:text-style-name="P2" draw:layer="layout" svg:x1="10.168cm" svg:y1="15.44cm" svg:x2="10.768cm" svg:y2="15.44cm">
                <text:p/>
              </draw:line>
              <draw:line draw:style-name="gr2" draw:text-style-name="P2" draw:layer="layout" svg:x1="10.168cm" svg:y1="15.59cm" svg:x2="10.768cm" svg:y2="15.59cm">
                <text:p/>
              </draw:line>
              <draw:line draw:style-name="gr2" draw:text-style-name="P2" draw:layer="layout" svg:x1="10.168cm" svg:y1="15.74cm" svg:x2="10.768cm" svg:y2="15.74cm">
                <text:p/>
              </draw:line>
            </draw:g>
            <draw:frame draw:style-name="gr3" draw:text-style-name="P4" draw:layer="layout" svg:width="0.602cm" svg:height="0.6cm" svg:x="10.167cm" svg:y="15.292cm">
              <draw:text-box>
                <text:p text:style-name="P3"><text:span text:style-name="T1">2</text:span></text:p>
              </draw:text-box>
            </draw:frame>
          </draw:g>
          <draw:frame draw:style-name="gr3" draw:text-style-name="P10" draw:layer="layout" svg:width="0.6cm" svg:height="0.602cm" svg:x="11.365cm" svg:y="15.285cm">
            <draw:text-box>
              <text:p text:style-name="P9"><text:span text:style-name="T11">mi</text:span></text:p>
            </draw:text-box>
          </draw:frame>
          <draw:frame draw:style-name="gr3" draw:text-style-name="P13" draw:layer="layout" svg:width="0.6cm" svg:height="0.602cm" svg:x="11.964cm" svg:y="15.285cm">
            <draw:text-box>
              <text:p text:style-name="P12"><text:span text:style-name="T11">n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1:26:20.086977664</meta:creation-date>
    <dc:date>2018-02-08T11:26:46.593654663</dc:date>
    <meta:editing-duration>PT26S</meta:editing-duration>
    <meta:editing-cycles>1</meta:editing-cycles>
    <meta:document-statistic meta:object-count="321"/>
    <meta:generator>LibreOffice/6.0.0.3$MacOSX_X86_64 LibreOffice_project/64a0f66915f38c6217de274f0aa8e15618924765</meta:generator>
  </office:meta>
</office:document-meta>
</file>